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2aabf" officeooo:paragraph-rsid="0002aabf"/>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rsid="0003cc6b" officeooo:paragraph-rsid="0003cc6b"/>
    </style:style>
    <style:style style:name="P5" style:family="paragraph" style:parent-style-name="Standard">
      <style:paragraph-properties fo:text-align="justify" style:justify-single-word="false"/>
      <style:text-properties officeooo:rsid="0003cc6b" officeooo:paragraph-rsid="0003cc6b"/>
    </style:style>
    <style:style style:name="P6" style:family="paragraph" style:parent-style-name="Standard">
      <style:paragraph-properties fo:text-align="justify" style:justify-single-word="false"/>
      <style:text-properties officeooo:rsid="0003cc6b" officeooo:paragraph-rsid="0004a421"/>
    </style:style>
    <style:style style:name="P7" style:family="paragraph" style:parent-style-name="Standard">
      <style:paragraph-properties fo:text-align="justify" style:justify-single-word="false"/>
      <style:text-properties officeooo:rsid="0004a421" officeooo:paragraph-rsid="0004a421"/>
    </style:style>
    <style:style style:name="P8" style:family="paragraph" style:parent-style-name="Standard">
      <style:paragraph-properties fo:text-align="justify" style:justify-single-word="false"/>
      <style:text-properties officeooo:rsid="00048070" officeooo:paragraph-rsid="0004a421"/>
    </style:style>
    <style:style style:name="T1" style:family="text">
      <style:text-properties officeooo:rsid="0002aabf"/>
    </style:style>
    <style:style style:name="T2" style:family="text">
      <style:text-properties officeooo:rsid="00048070"/>
    </style:style>
    <style:style style:name="T3" style:family="text">
      <style:text-properties officeooo:rsid="00053e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tab/><text:tab/><text:span text:style-name="T1">Pourquoi les feux rouge sont-ils rouge ? (vidéo)</text:span></text:p>
      <text:p text:style-name="P2"/>
      <text:p text:style-name="P3"/>
      <text:p text:style-name="P4">accroche : déjà le orange dans les feux tricolore on s'en fou parce qu'il est venu après et que c'est une couleur de transition et il se trouve qu'il est au milieu du rouge et vert dans le spectre visible, donc dès qu'on sait pourquoi le vert et le rouge on sait pourquoi le orange. </text:p>
      <text:p text:style-name="P4"/>
      <text:p text:style-name="P4">Introduction :</text:p>
      <text:p text:style-name="P4"/>
      <text:p text:style-name="P5"><text:tab/>Nous disposons tous de 3 cônes dans l'oeil qui nous permettent de distinguer le vert le bleu et le rouge. <text:span text:style-name="T2">On ne prend pas en compte les daltoniens ainsi que ceux qui possèdent 4 cônes pour que ça soit plus simple. D'ailleurs nos télés fonctionnent pareil, elles disposent de led vert bleu et rouge.</text:span></text:p>
      <text:p text:style-name="P8">Pour comprendre pourquoi tout ça, on va remonter <text:tab/>aux débuts de la vie.</text:p>
      <text:p text:style-name="P6"/>
      <text:p text:style-name="P6"/>
      <text:p text:style-name="P7">1) Développement de la vie sur terre</text:p>
      <text:p text:style-name="P7"/>
      <text:p text:style-name="P7">2) Première apparition de « l'oeil »</text:p>
      <text:p text:style-name="P7"/>
      <text:p text:style-name="P7">3) Développement des capteurs dans l'oeil</text:p>
      <text:p text:style-name="P7"/>
      <text:p text:style-name="P7">4) Et le rouge dans tout ça</text:p>
      <text:p text:style-name="P7"/>
      <text:p text:style-name="P7">5) Conclusion </text:p>
      <text:p text:style-name="P6"/>
      <text:p text:style-name="P6"/>
      <text:p text:style-name="P6"/>
      <text:p text:style-name="P8"><text:tab/> </text:p>
      <text:p text:style-name="P6">/*</text:p>
      <text:p text:style-name="P8">En effet au début, la vie était mono-cellulaire, il s'agissait de bactéries, donc pas d'oeil puisqu'il y avait une seule cellule. L'eau n'absorbe presque pas la lumière, c'est pourquoi elle est transparente.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aabf" officeooo:paragraph-rsid="0002aab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blain Lucas</text:p>
        <text:p text:style-name="MP1">Deschamps Geoffrey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8:51:23.029883867</meta:creation-date>
    <dc:date>2017-12-05T09:05:55.426602849</dc:date>
    <meta:editing-duration>PT32M6S</meta:editing-duration>
    <meta:editing-cycles>3</meta:editing-cycles>
    <meta:generator>LibreOffice/4.3.3.2$Linux_X86_64 LibreOffice_project/430m0$Build-2</meta:generator>
    <meta:document-statistic meta:table-count="0" meta:image-count="0" meta:object-count="0" meta:page-count="1" meta:paragraph-count="15" meta:word-count="199" meta:character-count="1116" meta:non-whitespace-character-count="922"/>
  </office:meta>
</office:document-meta>
</file>